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WebHandler.StubWebHandler( Runtim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resolvedExceptionHandler.handle( ServerWebExchange exchange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HandlingWebHandlerTests.handleErrorSig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eptionHandlingWebHandlerTests.handleErrorSignalWithMultipleHttpError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ubWebHandler.StubWebHandler( RuntimeException exception , boolean rai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eptionHandlingWebHandlerTests.thrownExceptionBecomesErrorSig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dRequestExceptionHandler.handle( ServerWebExchange exchange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eptionHandlingWebHandlerTests.createWebHandler( WebExceptionHandler ... handl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WebHandler.handle( ServerWeb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ceptionHandlingWebHandlerTests.unresolvedExceptionWithWebHttpHandler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ceptionHandlingWebHandlerTests.unresolv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